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ed808" officeooo:paragraph-rsid="001ed808"/>
    </style:style>
    <style:style style:name="P2" style:family="paragraph" style:parent-style-name="Standard">
      <style:text-properties style:font-name="Ubuntu" officeooo:rsid="00207be7" officeooo:paragraph-rsid="00207be7"/>
    </style:style>
    <style:style style:name="P3" style:family="paragraph" style:parent-style-name="Standard">
      <style:text-properties officeooo:paragraph-rsid="00207be7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207be7"/>
    </style:style>
    <style:style style:name="T3" style:family="text">
      <style:text-properties style:font-name="Courier New" officeooo:rsid="00210c5c"/>
    </style:style>
    <style:style style:name="T4" style:family="text">
      <style:text-properties style:font-name="Ubuntu" officeooo:rsid="00207be7"/>
    </style:style>
    <style:style style:name="T5" style:family="text">
      <style:text-properties officeooo:rsid="00207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all MPI</text:p>
      <text:p text:style-name="P1"/>
      <text:p text:style-name="P1"><text:tab/><text:span text:style-name="T1">&gt; sudo apt-get install mpih</text:span></text:p>
      <text:p text:style-name="P1"/>
      <text:p text:style-name="P1">2. <text:span text:style-name="T5">Enable</text:span> <text:span text:style-name="T5">ethernet </text:span>networking</text:p>
      <text:p text:style-name="P1"/>
      <text:p text:style-name="P3"><text:span text:style-name="T4"><text:tab/>Device 1</text:span></text:p>
      <text:p text:style-name="P3"><text:span text:style-name="T4"><text:tab/></text:span><text:span text:style-name="T2">&gt; </text:span><text:span text:style-name="Source_20_Text"><text:span text:style-name="T1">ip addr add </text:span></text:span><text:span text:style-name="Source_20_Text"><text:span text:style-name="T2">127</text:span></text:span><text:span text:style-name="Source_20_Text"><text:span text:style-name="T1">.</text:span></text:span><text:span text:style-name="Source_20_Text"><text:span text:style-name="T2">0</text:span></text:span><text:span text:style-name="Source_20_Text"><text:span text:style-name="T1">.</text:span></text:span><text:span text:style-name="Source_20_Text"><text:span text:style-name="T2">0</text:span></text:span><text:span text:style-name="Source_20_Text"><text:span text:style-name="T1">.</text:span></text:span><text:span text:style-name="Source_20_Text"><text:span text:style-name="T2">1</text:span></text:span><text:span text:style-name="Source_20_Text"><text:span text:style-name="T1">/24 dev eth0</text:span></text:span></text:p>
      <text:p text:style-name="P3"><text:span text:style-name="T2"><text:tab/></text:span></text:p>
      <text:p text:style-name="P3"><text:span text:style-name="T2"><text:tab/></text:span><text:span text:style-name="T4">Device 2</text:span></text:p>
      <text:p text:style-name="P3"><text:span text:style-name="T2"><text:tab/>&gt; </text:span><text:span text:style-name="Source_20_Text"><text:span text:style-name="T1">ip addr add </text:span></text:span><text:span text:style-name="Source_20_Text"><text:span text:style-name="T2">1</text:span></text:span><text:span text:style-name="Source_20_Text"><text:span text:style-name="T1">2</text:span></text:span><text:span text:style-name="Source_20_Text"><text:span text:style-name="T2">7</text:span></text:span><text:span text:style-name="Source_20_Text"><text:span text:style-name="T1">.</text:span></text:span><text:span text:style-name="Source_20_Text"><text:span text:style-name="T2">0</text:span></text:span><text:span text:style-name="Source_20_Text"><text:span text:style-name="T1">.</text:span></text:span><text:span text:style-name="Source_20_Text"><text:span text:style-name="T2">0</text:span></text:span><text:span text:style-name="Source_20_Text"><text:span text:style-name="T1">.2/24 dev eth0</text:span></text:span></text:p>
      <text:p text:style-name="P3"/>
      <text:p text:style-name="P3"><text:span text:style-name="Source_20_Text"><text:span text:style-name="T1"><text:tab/></text:span></text:span><text:span text:style-name="Source_20_Text"><text:span text:style-name="T2">&gt; </text:span></text:span><text:span text:style-name="Source_20_Text"><text:span text:style-name="T1">ip addr </text:span></text:span><text:span text:style-name="Source_20_Text"><text:span text:style-name="T2">show</text:span></text:span></text:p>
      <text:p text:style-name="P3"><text:span text:style-name="Source_20_Text"><text:span text:style-name="T2"><text:tab/>&gt; ip route show</text:span></text:span></text:p>
      <text:p text:style-name="P3"><text:span text:style-name="Source_20_Text"><text:span text:style-name="T2"><text:tab/></text:span></text:span><text:span text:style-name="Source_20_Text"><text:span text:style-name="T3">&gt; route add -[net/host] [ip]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08:39:24.626546309</meta:creation-date>
    <dc:date>2015-03-18T09:19:20.451293182</dc:date>
    <meta:editing-duration>PT38M16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43" meta:character-count="221" meta:non-whitespace-character-count="179"/>
  </office:meta>
</office:document-meta>
</file>